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ＭＳ ゴシック" svg:font-family="'ＭＳ ゴシック'" style:font-family-generic="modern" style:font-pitch="fixed"/>
    <style:font-face style:name="ＭＳ Ｐゴシック" svg:font-family="'ＭＳ Ｐ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sian="ＭＳ ゴシック" style:language-asian="ja" style:country-asian="JP"/>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レッド・デッド・リデンプション</text:p>
      <text:p text:style-name="P1"/>
      <text:p text:style-name="P1">私的紹介など</text:p>
      <text:p text:style-name="P1">　2010年の秋頃、ロックスターゲームということで随分騒がれていました。ただでさえ少ない西部劇ゲームの新作が出るということで、私なんかは大喜びでした。特に大作らしいとのことと、オープンワールドで自由度が高いということで、発売が待ち遠しかった記憶があります。前にレッド・デッド・リボルバーというのがありましたが、あまり関係無いようで、あれは結構難しかった。今作を実際にプレイしてみれば、洗練された操作性に、スピーディな戦闘に、暴力表現も過激ですぐに気に入りました。時間をスローモーションにできるので、早撃ちができ、これが一度やったら、爽快でやめられないです。</text:p>
      <text:p text:style-name="P1">　悪いこともできますが、基本的にはならず者を始末していく善人側のストーリーです。（そういうミッションの方が多いです。）町でも歩いているだけで何か事件がランダムで起きるので退屈しません。特に襲撃をかけてくる野盗の群れを返り討ちにするのが、一番楽しかった。マップがほとんどが道と荒野というゲームですが、移動は好きなところへボタンひとつで行けるので効率もよく退屈しません。人物設定もよくできていて主人公も元義賊という善人なのか悪人なのか、またはその間かどのようにも転べるおいしい設定です。また所々で、有名な西部劇のワンシーンみたいなのを体験でき、どこかで見た場面をゲームとして体験できるのが非常に楽しい。</text:p>
      <text:p text:style-name="P1"/>
      <text:p text:style-name="P1">ネタバレ、感想など</text:p>
      <text:p text:style-name="P1">○主人公の死</text:p>
      <text:p text:style-name="P1">　一番、衝撃的なのは、やはり、マーストンが小屋を出た途端蜂の巣にされ、息絶えるところです。洋ゲーではこういう展開があるので、油断できません。その後、同じ能力で息子に主人公が変わりますが、個人的には父親の方が良かったです。声も容姿もやっぱり渋さが良いです。息子はその後ずっとプレイできますが、イベント等が少なく愛着を持ちにくかったというのが理由です。しかし、最後の復讐場面は絶品で、あまりにあっさりしています。西部劇の対決はあっさりしていて、その後、すぐエンディングというのがありますので、そうしたテンポの良さ、多くを語らないのが想像をかきたてられ良かったです。スタッフロール後は、すぐに自由に動けるので拍子抜けするかもしれません。</text:p>
      <text:p text:style-name="P1"/>
      <text:p text:style-name="P1">○個性的な登場人物</text:p>
      <text:p text:style-name="P1">　驚かされたのが、様々な登場人物がいることです。結構、ロクでもないのが多く、西部の無法ぶりが見れます。特に人肉を食っている奴が印象的で、ここだけホラー色が強いのに青ざめます。こういう細かいところまでよく作りこまれて好印象です。メキシコ編が始まると、一層、非道い奴らが揃っているのは脱帽です。ここまでよく悪人を揃えてくれたと嬉しくなってきま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ＭＳ ゴシック" svg:font-family="'ＭＳ ゴシック'" style:font-family-generic="modern" style:font-pitch="fixed"/>
    <style:font-face style:name="ＭＳ Ｐゴシック" svg:font-family="'ＭＳ Ｐ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8M39S</meta:editing-duration>
    <meta:editing-cycles>14</meta:editing-cycles>
    <meta:generator>OpenOffice/4.0.1$Win32 OpenOffice.org_project/401m5$Build-9714</meta:generator>
    <dc:date>2014-01-29T22:24:17.28</dc:date>
    <dc:creator>iida daiki</dc:creator>
    <meta:document-statistic meta:table-count="0" meta:image-count="0" meta:object-count="0" meta:page-count="1" meta:paragraph-count="9" meta:word-count="1101" meta:character-count="1108"/>
    <meta:user-defined meta:name="Info 1"/>
    <meta:user-defined meta:name="Info 2"/>
    <meta:user-defined meta:name="Info 3"/>
    <meta:user-defined meta:name="Info 4"/>
  </office:meta>
</office:document-meta>
</file>